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tt" svg:font-family="Att"/>
    <style:font-face style:name="OpenSymbol" svg:font-family="OpenSymbol"/>
    <style:font-face style:name="Courier" svg:font-family="Courier" style:font-family-generic="modern" style:font-pitch="fixed"/>
    <style:font-face style:name="Cochin" svg:font-family="Cochi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1.D1" style:family="table-cell">
      <style:table-cell-properties fo:background-color="#83ca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2.833cm" style:rel-column-width="1606*"/>
    </style:style>
    <style:style style:name="Table2.B" style:family="table-column">
      <style:table-column-properties style:column-width="2.069cm" style:rel-column-width="1173*"/>
    </style:style>
    <style:style style:name="Table2.C" style:family="table-column">
      <style:table-column-properties style:column-width="2.249cm" style:rel-column-width="1275*"/>
    </style:style>
    <style:style style:name="Table2.D" style:family="table-column">
      <style:table-column-properties style:column-width="2.369cm" style:rel-column-width="1343*"/>
    </style:style>
    <style:style style:name="Table2.E" style:family="table-column">
      <style:table-column-properties style:column-width="4.646cm" style:rel-column-width="2634*"/>
    </style:style>
    <style:style style:name="Table2.F" style:family="table-column">
      <style:table-column-properties style:column-width="2.835cm" style:rel-column-width="1607*"/>
    </style:style>
    <style:style style:name="Table2.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2.F1" style:family="table-cell">
      <style:table-cell-properties fo:background-color="#83ca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F2" style:family="table-cell">
      <style:table-cell-properties fo:background-color="#ff8080" fo:padding="0.097cm" fo:border-left="0.002cm solid #000000" fo:border-right="0.002cm solid #000000" fo:border-top="none" fo:border-bottom="0.002cm solid #000000">
        <style:background-image/>
      </style:table-cell-properties>
    </style:style>
    <style:style style:name="Table2.F4" style:family="table-cell">
      <style:table-cell-properties fo:background-color="#e6ff00" fo:padding="0.097cm" fo:border-left="0.002cm solid #000000" fo:border-right="0.002cm solid #000000" fo:border-top="none" fo:border-bottom="0.002cm solid #000000">
        <style:background-image/>
      </style:table-cell-properties>
    </style:style>
    <style:style style:name="Table2.F6"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3.343cm" style:rel-column-width="1895*"/>
    </style:style>
    <style:style style:name="Table3.B" style:family="table-column">
      <style:table-column-properties style:column-width="1.782cm" style:rel-column-width="1010*"/>
    </style:style>
    <style:style style:name="Table3.C" style:family="table-column">
      <style:table-column-properties style:column-width="2.309cm" style:rel-column-width="1309*"/>
    </style:style>
    <style:style style:name="Table3.D" style:family="table-column">
      <style:table-column-properties style:column-width="2.552cm" style:rel-column-width="1447*"/>
    </style:style>
    <style:style style:name="Table3.E" style:family="table-column">
      <style:table-column-properties style:column-width="4.498cm" style:rel-column-width="2550*"/>
    </style:style>
    <style:style style:name="Table3.F" style:family="table-column">
      <style:table-column-properties style:column-width="2.517cm" style:rel-column-width="1427*"/>
    </style:style>
    <style:style style:name="Table3.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3.F1" style:family="table-cell">
      <style:table-cell-properties fo:background-color="#83ca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F2" style:family="table-cell">
      <style:table-cell-properties fo:background-color="#ff8080" fo:padding="0.097cm" fo:border-left="0.002cm solid #000000" fo:border-right="0.002cm solid #000000" fo:border-top="none" fo:border-bottom="0.002cm solid #000000">
        <style:background-image/>
      </style:table-cell-properties>
    </style:style>
    <style:style style:name="Table3.F6" style:family="table-cell">
      <style:table-cell-properties fo:background-color="#ccccff" fo:padding="0.097cm" fo:border-left="0.002cm solid #000000" fo:border-right="0.002cm solid #000000" fo:border-top="none" fo:border-bottom="0.002cm solid #000000">
        <style:background-image/>
      </style:table-cell-properties>
    </style:style>
    <style:style style:name="Table3.F8"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F10"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83caff"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83caff"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A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83caff"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Arial" fo:font-weight="bold" style:font-weight-asian="bold" style:font-weight-complex="bold"/>
    </style:style>
    <style:style style:name="P2" style:family="paragraph" style:parent-style-name="Text_20_body">
      <style:text-properties style:font-name="Arial" fo:font-weight="normal" style:font-weight-asian="normal" style:font-weight-complex="normal"/>
    </style:style>
    <style:style style:name="P3" style:family="paragraph" style:parent-style-name="Table_20_Contents">
      <style:text-properties style:font-name="Courier"/>
    </style:style>
    <style:style style:name="P4" style:family="paragraph" style:parent-style-name="Table_20_Contents">
      <style:text-properties style:font-name="Courier" fo:font-size="10pt" style:font-size-asian="10pt" style:font-size-complex="10pt"/>
    </style:style>
    <style:style style:name="P5" style:family="paragraph" style:parent-style-name="Table_20_Contents">
      <style:paragraph-properties>
        <style:tab-stops>
          <style:tab-stop style:position="2.431cm"/>
        </style:tab-stops>
      </style:paragraph-properties>
      <style:text-properties style:font-name="Courier" fo:font-size="10pt" style:font-size-asian="10pt" style:font-size-complex="10pt"/>
    </style:style>
    <style:style style:name="P6" style:family="paragraph" style:parent-style-name="Table_20_Contents">
      <style:text-properties style:font-name="Courier" fo:font-size="10pt" style:text-underline-style="solid" style:text-underline-width="auto" style:text-underline-color="font-color" fo:font-weight="bold" style:font-size-asian="10pt" style:font-weight-asian="bold" style:font-size-complex="10pt" style:font-weight-complex="bold"/>
    </style:style>
    <style:style style:name="P7" style:family="paragraph" style:parent-style-name="Table_20_Contents">
      <style:text-properties style:font-name="Courier" fo:font-weight="bold" style:font-weight-asian="bold" style:font-weight-complex="bold"/>
    </style:style>
    <style:style style:name="P8" style:family="paragraph" style:parent-style-name="Table_20_Contents">
      <style:text-properties style:font-name="Arial"/>
    </style:style>
    <style:style style:name="P9" style:family="paragraph" style:parent-style-name="Table_20_Contents">
      <style:text-properties style:font-name="Arial" style:text-underline-style="none" fo:font-weight="normal" style:font-weight-asian="normal" style:font-weight-complex="normal"/>
    </style:style>
    <style:style style:name="P10" style:family="paragraph" style:parent-style-name="Table_20_Contents">
      <style:paragraph-properties fo:text-align="center" style:justify-single-word="false"/>
      <style:text-properties style:font-name="Arial"/>
    </style:style>
    <style:style style:name="P11" style:family="paragraph" style:parent-style-name="Table_20_Contents" style:list-style-name="L1">
      <style:paragraph-properties fo:margin-left="0cm" fo:margin-right="0cm" fo:text-indent="-0.635cm" style:auto-text-indent="false"/>
      <style:text-properties style:font-name="Arial"/>
    </style:style>
    <style:style style:name="P12" style:family="paragraph" style:parent-style-name="Table_20_Contents" style:list-style-name="L1">
      <style:paragraph-properties fo:margin-left="0cm" fo:margin-right="0cm" fo:text-indent="0cm" style:auto-text-indent="false"/>
      <style:text-properties style:font-name="Arial"/>
    </style:style>
    <style:style style:name="P13" style:family="paragraph" style:parent-style-name="Table_20_Contents">
      <style:paragraph-properties fo:background-color="transparent">
        <style:background-image/>
      </style:paragraph-properties>
      <style:text-properties style:font-name="Courier"/>
    </style:style>
    <style:style style:name="P14" style:family="paragraph" style:parent-style-name="Table_20_Contents">
      <style:paragraph-properties fo:background-color="transparent">
        <style:background-image/>
      </style:paragraph-properties>
      <style:text-properties style:font-name="Courier" fo:font-size="10pt" style:font-size-asian="10pt" style:font-size-complex="10pt"/>
    </style:style>
    <style:style style:name="P15" style:family="paragraph" style:parent-style-name="Table_20_Contents">
      <style:paragraph-properties fo:background-color="transparent">
        <style:background-image/>
      </style:paragraph-properties>
      <style:text-properties style:font-name="Courier" fo:font-size="10pt" fo:background-color="transparent" style:font-size-asian="10pt" style:font-size-complex="10pt"/>
    </style:style>
    <style:style style:name="P16" style:family="paragraph" style:parent-style-name="Standard">
      <style:text-properties style:font-name="Courier" style:text-underline-style="none" fo:font-weight="normal" style:font-weight-asian="normal" style:font-weight-complex="normal"/>
    </style:style>
    <style:style style:name="P17" style:family="paragraph" style:parent-style-name="Standard">
      <style:text-properties style:font-name="Courier" style:text-underline-style="none" fo:font-weight="bold" style:font-weight-asian="bold" style:font-weight-complex="bold"/>
    </style:style>
    <style:style style:name="P18" style:family="paragraph" style:parent-style-name="Standard">
      <style:text-properties style:font-name="Courier" style:text-underline-style="solid" style:text-underline-width="auto" style:text-underline-color="font-color" fo:font-weight="bold" style:font-weight-asian="bold" style:font-weight-complex="bold"/>
    </style:style>
    <style:style style:name="P19"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20" style:family="paragraph" style:parent-style-name="Standard">
      <style:text-properties style:font-name="Times New Roman" style:text-underline-style="solid" style:text-underline-width="auto" style:text-underline-color="font-color" fo:font-weight="normal" style:font-weight-asian="normal" style:font-weight-complex="normal"/>
    </style:style>
    <style:style style:name="P21" style:family="paragraph" style:parent-style-name="Standard" style:list-style-name="L5">
      <style:text-properties style:font-name="Times New Roman" style:text-underline-style="solid" style:text-underline-width="auto" style:text-underline-color="font-color" fo:font-weight="normal" style:font-weight-asian="normal" style:font-weight-complex="normal"/>
    </style:style>
    <style:style style:name="P22" style:family="paragraph" style:parent-style-name="Standard">
      <style:text-properties style:font-name="Times New Roman" style:text-underline-style="none" fo:font-weight="normal" style:font-weight-asian="normal" style:font-weight-complex="normal"/>
    </style:style>
    <style:style style:name="P23" style:family="paragraph" style:parent-style-name="Standard" style:list-style-name="L2">
      <style:text-properties style:font-name="Times New Roman" style:text-underline-style="none" fo:font-weight="normal" style:font-weight-asian="normal" style:font-weight-complex="normal"/>
    </style:style>
    <style:style style:name="P24" style:family="paragraph" style:parent-style-name="Standard" style:list-style-name="L10">
      <style:text-properties style:font-name="Times New Roman" style:text-underline-style="none" fo:font-weight="normal" style:font-weight-asian="normal" style:font-weight-complex="normal"/>
    </style:style>
    <style:style style:name="P25" style:family="paragraph" style:parent-style-name="Standard" style:list-style-name="L11">
      <style:text-properties style:font-name="Times New Roman" style:text-underline-style="none" fo:font-weight="normal" style:font-weight-asian="normal" style:font-weight-complex="normal"/>
    </style:style>
    <style:style style:name="P26" style:family="paragraph" style:parent-style-name="Standard" style:list-style-name="L13">
      <style:text-properties style:font-name="Times New Roman" style:text-underline-style="none" fo:font-weight="normal" style:font-weight-asian="normal" style:font-weight-complex="normal"/>
    </style:style>
    <style:style style:name="P27" style:family="paragraph" style:parent-style-name="Standard" style:list-style-name="L16">
      <style:text-properties style:font-name="Times New Roman" style:text-underline-style="none" fo:font-weight="normal" style:font-weight-asian="normal" style:font-weight-complex="normal"/>
    </style:style>
    <style:style style:name="P28" style:family="paragraph" style:parent-style-name="Standard" style:list-style-name="L17">
      <style:text-properties style:font-name="Times New Roman" style:text-underline-style="none" fo:font-weight="normal" style:font-weight-asian="normal" style:font-weight-complex="normal"/>
    </style:style>
    <style:style style:name="P29" style:family="paragraph" style:parent-style-name="Standard" style:list-style-name="L18">
      <style:text-properties style:font-name="Times New Roman" style:text-underline-style="none" fo:font-weight="normal" style:font-weight-asian="normal" style:font-weight-complex="normal"/>
    </style:style>
    <style:style style:name="P30" style:family="paragraph" style:parent-style-name="Standard" style:list-style-name="L20">
      <style:text-properties style:font-name="Times New Roman" style:text-underline-style="none" fo:font-weight="normal" style:font-weight-asian="normal" style:font-weight-complex="normal"/>
    </style:style>
    <style:style style:name="P31" style:family="paragraph" style:parent-style-name="Standard" style:list-style-name="L21">
      <style:text-properties style:font-name="Times New Roman" style:text-underline-style="none" fo:font-weight="normal" style:font-weight-asian="normal" style:font-weight-complex="normal"/>
    </style:style>
    <style:style style:name="P32" style:family="paragraph" style:parent-style-name="Standard" style:list-style-name="L22">
      <style:text-properties style:font-name="Times New Roman" style:text-underline-style="none" fo:font-weight="normal" style:font-weight-asian="normal" style:font-weight-complex="normal"/>
    </style:style>
    <style:style style:name="P33" style:family="paragraph" style:parent-style-name="Standard">
      <style:text-properties style:font-name="Times New Roman" style:text-underline-style="none" fo:font-weight="bold" style:font-weight-asian="bold" style:font-weight-complex="bold"/>
    </style:style>
    <style:style style:name="P34" style:family="paragraph" style:parent-style-name="Standard">
      <style:text-properties style:font-name="Times New Roman" fo:font-style="normal" style:text-underline-style="none" fo:font-weight="normal" style:font-style-asian="normal" style:font-weight-asian="normal" style:font-style-complex="normal" style:font-weight-complex="normal"/>
    </style:style>
    <style:style style:name="P35" style:family="paragraph" style:parent-style-name="Standard" style:list-style-name="L12">
      <style:text-properties style:font-name="Times New Roman" fo:font-style="normal" style:text-underline-style="none" fo:font-weight="normal" style:font-style-asian="normal" style:font-weight-asian="normal" style:font-style-complex="normal" style:font-weight-complex="normal"/>
    </style:style>
    <style:style style:name="P36" style:family="paragraph" style:parent-style-name="Standard" style:list-style-name="L18">
      <style:text-properties style:font-name="Times New Roman" fo:font-style="normal" style:text-underline-style="none" fo:font-weight="normal" style:font-style-asian="normal" style:font-weight-asian="normal" style:font-style-complex="normal" style:font-weight-complex="normal"/>
    </style:style>
    <style:style style:name="P37" style:family="paragraph" style:parent-style-name="Standard" style:list-style-name="L19">
      <style:text-properties style:font-name="Times New Roman" fo:font-style="normal" style:text-underline-style="none" fo:font-weight="normal" style:font-style-asian="normal" style:font-weight-asian="normal" style:font-style-complex="normal" style:font-weight-complex="normal"/>
    </style:style>
    <style:style style:name="P38" style:family="paragraph" style:parent-style-name="Standard">
      <style:text-properties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P39" style:family="paragraph" style:parent-style-name="Standard">
      <style:text-properties style:font-name="Arial" style:text-underline-style="none" fo:font-weight="normal" style:font-weight-asian="normal" style:font-weight-complex="normal"/>
    </style:style>
    <style:style style:name="P40" style:family="paragraph" style:parent-style-name="Standard" style:list-style-name="L15">
      <style:text-properties style:font-name="Arial" style:text-underline-style="none" fo:font-weight="normal" style:font-weight-asian="normal" style:font-weight-complex="normal"/>
    </style:style>
    <style:style style:name="P41" style:family="paragraph" style:parent-style-name="Standard" style:list-style-name="L23">
      <style:text-properties style:font-name="Arial" style:text-underline-style="none" fo:font-weight="normal" style:font-weight-asian="normal" style:font-weight-complex="normal"/>
    </style:style>
    <style:style style:name="P42" style:family="paragraph" style:parent-style-name="Standard">
      <style:text-properties style:font-name="Arial" style:text-underline-style="none" fo:font-weight="bold" style:font-weight-asian="bold" style:font-weight-complex="bold"/>
    </style:style>
    <style:style style:name="P43" style:family="paragraph" style:parent-style-name="Standard">
      <style:text-properties style:font-name="Arial" style:text-underline-style="solid" style:text-underline-width="auto" style:text-underline-color="font-color" fo:font-weight="bold" style:font-weight-asian="bold" style:font-weight-complex="bold"/>
    </style:style>
    <style:style style:name="P44" style:family="paragraph" style:parent-style-name="Standard" style:list-style-name="L25"/>
    <style:style style:name="P45" style:family="paragraph" style:parent-style-name="Standard" style:list-style-name="L27"/>
    <style:style style:name="P46" style:family="paragraph" style:parent-style-name="Standard" style:list-style-name="L28"/>
    <style:style style:name="P47" style:family="paragraph" style:parent-style-name="Standard">
      <style:paragraph-properties fo:break-before="page"/>
      <style:text-properties style:font-name="Courier" fo:font-size="18pt" style:text-underline-style="none" fo:font-weight="bold" style:font-size-asian="18pt" style:font-weight-asian="bold" style:font-size-complex="18pt" style:font-weight-complex="bold"/>
    </style:style>
    <style:style style:name="P48" style:family="paragraph" style:parent-style-name="Standard">
      <style:paragraph-properties fo:break-before="page"/>
      <style:text-properties style:font-name="Arial" style:text-underline-style="none" fo:font-weight="normal" style:font-weight-asian="normal" style:font-weight-complex="normal"/>
    </style:style>
    <style:style style:name="P49" style:family="paragraph" style:parent-style-name="Standard">
      <style:paragraph-properties fo:break-before="page"/>
      <style:text-properties style:font-name="Arial" style:text-underline-style="solid" style:text-underline-width="auto" style:text-underline-color="font-color" fo:font-weight="bold" style:font-weight-asian="bold" style:font-weight-complex="bold"/>
    </style:style>
    <style:style style:name="T1" style:family="text">
      <style:text-properties style:font-name="Courier"/>
    </style:style>
    <style:style style:name="T2" style:family="text">
      <style:text-properties style:font-name="Courier" fo:font-weight="bold" style:font-weight-asian="bold" style:font-weight-complex="bold"/>
    </style:style>
    <style:style style:name="T3" style:family="text">
      <style:text-properties style:font-name="Courier" style:text-underline-style="solid" style:text-underline-width="auto" style:text-underline-color="font-color"/>
    </style:style>
    <style:style style:name="T4" style:family="text">
      <style:text-properties style:font-name="Courier" style:text-underline-style="solid" style:text-underline-width="auto" style:text-underline-color="font-color" fo:font-weight="bold" style:font-weight-asian="bold" style:font-weight-complex="bold"/>
    </style:style>
    <style:style style:name="T5" style:family="text">
      <style:text-properties style:font-name="Courier"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T12" style:family="text">
      <style:text-properties fo:font-style="italic" style:font-style-asian="italic" style:font-style-complex="italic"/>
    </style:style>
    <style:style style:name="T13"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4" style:family="text">
      <style:text-properties fo:font-size="10pt" style:text-underline-style="none" fo:font-weight="normal" style:font-size-asian="10pt" style:font-weight-asian="normal" style:font-size-complex="10pt" style:font-weight-complex="normal"/>
    </style:style>
    <style:style style:name="T15" style:family="text">
      <style:text-properties style:font-name="Arial"/>
    </style:style>
    <style:style style:name="T16" style:family="text">
      <style:text-properties style:font-name="Arial" style:text-underline-style="none" fo:font-weight="normal"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psml data is stored in memory</text:p>
      <text:p text:style-name="P2">All psml data is stored in memory inside a 2d String array which is essentially a table with the following 4 columns: </text:p>
      <table:table table:name="Table1" table:style-name="Table1">
        <table:table-column table:style-name="Table1.A" table:number-columns-repeated="4"/>
        <table:table-row>
          <table:table-cell table:style-name="Table1.A1" office:value-type="string">
            <text:p text:style-name="P7">Node Name </text:p>
          </table:table-cell>
          <table:table-cell table:style-name="Table1.A1" office:value-type="string">
            <text:p text:style-name="P7">Node Type</text:p>
          </table:table-cell>
          <table:table-cell table:style-name="Table1.A1" office:value-type="string">
            <text:p text:style-name="P7">Value</text:p>
          </table:table-cell>
          <table:table-cell table:style-name="Table1.D1" office:value-type="string">
            <text:p text:style-name="P7">Type</text:p>
          </table:table-cell>
        </table:table-row>
        <table:table-row>
          <table:table-cell table:style-name="Table1.A2" office:value-type="string">
            <text:p text:style-name="P8">The name of the record as a case sensitive variable length string.</text:p>
            <text:p text:style-name="P8"/>
            <text:p text:style-name="P8">- For node type <text:span text:style-name="T6">header</text:span>, this will be the name of the element/node.</text:p>
            <text:p text:style-name="P8"/>
            <text:p text:style-name="P8">- For <text:span text:style-name="T6">attribute</text:span><text:span text:style-name="T7">, this will be the name of the attribute.</text:span></text:p>
            <text:p text:style-name="P8"><text:span text:style-name="T7"/></text:p>
            <text:p text:style-name="P8"><text:span text:style-name="T7">- For </text:span><text:span text:style-name="T6">element</text:span><text:span text:style-name="T7">, this will be the name of the nested element/node.</text:span></text:p>
            <text:p text:style-name="P8"><text:span text:style-name="T7"/></text:p>
            <text:p text:style-name="P8"><text:span text:style-name="T7">- For</text:span><text:span text:style-name="T6"> free</text:span><text:span text:style-name="T7">, this will be a null string.</text:span></text:p>
            <text:p text:style-name="P8"/>
            <text:p text:style-name="P8">Examples: <text:span text:style-name="T1">“psml”</text:span>, <text:span text:style-name="T1">“Name”</text:span>, <text:span text:style-name="T1">“”</text:span>.</text:p>
          </table:table-cell>
          <table:table-cell table:style-name="Table1.A2" office:value-type="string">
            <text:list xml:id="list716184229012077945" text:style-name="L1">
              <text:list-header>
                <text:p text:style-name="P11">The type of data of the referenced record.</text:p>
                <text:p text:style-name="P11"/>
                <text:p text:style-name="P11">Stored as one of the following:</text:p>
              </text:list-header>
              <text:list-item>
                <text:p text:style-name="P11"/>
                <text:p text:style-name="P12">- <text:span text:style-name="T1">“</text:span><text:span text:style-name="T2">H</text:span><text:span text:style-name="T1">”</text:span>: A <text:span text:style-name="T9">header</text:span><text:span text:style-name="T11">,</text:span> The start of a node. </text:p>
                <text:p text:style-name="P11"/>
                <text:p text:style-name="P11">- <text:span text:style-name="T1">“</text:span><text:span text:style-name="T2">A</text:span><text:span text:style-name="T1">”</text:span>: An <text:span text:style-name="T9">attribute</text:span><text:span text:style-name="T11">,</text:span> An stored value saved as an XML attribute. </text:p>
              </text:list-item>
              <text:list-item>
                <text:p text:style-name="P11"/>
                <text:p text:style-name="P11">- <text:span text:style-name="T1">“</text:span><text:span text:style-name="T2">E</text:span><text:span text:style-name="T1">”</text:span>: An <text:span text:style-name="T9">element</text:span><text:span text:style-name="T11">,</text:span> A declaration of a nested XML element.</text:p>
              </text:list-item>
              <text:list-item>
                <text:p text:style-name="P11"/>
                <text:p text:style-name="P11">- <text:span text:style-name="T1">“”</text:span> <text:span text:style-name="T9">Free</text:span><text:span text:style-name="T11">,</text:span> an empty data cell.</text:p>
              </text:list-item>
            </text:list>
          </table:table-cell>
          <table:table-cell table:style-name="Table1.A2" office:value-type="string">
            <text:p text:style-name="P8">An actual or offset value associated with the record.</text:p>
            <text:p text:style-name="P8"/>
            <text:p text:style-name="P8">- For node type <text:span text:style-name="T6">header</text:span><text:span text:style-name="T7">,</text:span> this is the number its attributes plus the number of referenced elements (including the header itself). The sum is the overall size of the element within the array.</text:p>
            <text:p text:style-name="P8"/>
            <text:p text:style-name="P8">- For <text:span text:style-name="T6">element</text:span> this will be the offset to the header of the current element. This is calculated by subtracting the row index of the record from the row index of its header record.</text:p>
            <text:p text:style-name="P8"/>
            <text:p text:style-name="P8">- For <text:span text:style-name="T6">attribute</text:span> this will be the stored value of the attribute itself.</text:p>
            <text:p text:style-name="P8"/>
            <text:p text:style-name="P8">- For <text:span text:style-name="T6">free</text:span> this will be a null string (<text:span text:style-name="T1">“”</text:span>).</text:p>
            <text:p text:style-name="P8"/>
            <text:p text:style-name="P8">Examples: <text:span text:style-name="T1">“-2”</text:span>, <text:span text:style-name="T1">“Alex”</text:span>, <text:span text:style-name="T1">“1234”</text:span></text:p>
          </table:table-cell>
          <table:table-cell table:style-name="Table1.D2" office:value-type="string">
            <text:p text:style-name="P8">The data type of the value or the offset value to find the parent of a header.</text:p>
            <text:p text:style-name="P8"/>
            <text:p text:style-name="P8">- For node type <text:span text:style-name="T6">header</text:span> this will the offset value to the <text:span text:style-name="T12">parent node header</text:span>. E.g <text:span text:style-name="T1">“-5”</text:span>. This is calculated by subtracting the row index of the record from the row index of its parent's header.</text:p>
            <text:p text:style-name="P8"/>
            <text:p text:style-name="P8">- For <text:span text:style-name="T6">attribute</text:span> this will be a specified data type: long, string, boolean or float </text:p>
            <text:p text:style-name="P8"/>
            <text:p text:style-name="P8">- For <text:span text:style-name="T6">free</text:span> or <text:span text:style-name="T6">element</text:span> this will be an empty string.</text:p>
            <text:p text:style-name="P8"/>
            <text:p text:style-name="P8"/>
          </table:table-cell>
        </table:table-row>
      </table:table>
      <text:p text:style-name="P16"/>
      <text:p text:style-name="P19"/>
      <text:p text:style-name="P49">Example 1</text:p>
      <text:p text:style-name="P19"/>
      <text:p text:style-name="P16">&lt;A&gt;</text:p>
      <text:p text:style-name="P16"><text:tab/>&lt;B att=”Alex” /&gt;</text:p>
      <text:p text:style-name="P16">&lt;/A&gt;</text:p>
      <text:p text:style-name="P1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7">Node Name </text:p>
          </table:table-cell>
          <table:table-cell table:style-name="Table2.A1" office:value-type="string">
            <text:p text:style-name="P7">Node Type</text:p>
          </table:table-cell>
          <table:table-cell table:style-name="Table2.A1" office:value-type="string">
            <text:p text:style-name="P7">Value</text:p>
          </table:table-cell>
          <table:table-cell table:style-name="Table2.A1" office:value-type="string">
            <text:p text:style-name="P7">Type</text:p>
          </table:table-cell>
          <table:table-cell table:style-name="Table2.A1" office:value-type="string">
            <text:p text:style-name="P7">Notes</text:p>
          </table:table-cell>
          <table:table-cell table:style-name="Table2.F1" office:value-type="string">
            <text:p text:style-name="P7">Element being stored</text:p>
          </table:table-cell>
        </table:table-row>
        <table:table-row>
          <table:table-cell table:style-name="Table2.A2" office:value-type="string">
            <text:p text:style-name="P3">“A”</text:p>
            <text:p text:style-name="P4">[0][0]</text:p>
          </table:table-cell>
          <table:table-cell table:style-name="Table2.A2" office:value-type="string">
            <text:p text:style-name="P3">“H”</text:p>
            <text:p text:style-name="P4">[0][1]</text:p>
          </table:table-cell>
          <table:table-cell table:style-name="Table2.A2" office:value-type="string">
            <text:p text:style-name="P3">“2”</text:p>
            <text:p text:style-name="P4">[0][2]</text:p>
          </table:table-cell>
          <table:table-cell table:style-name="Table2.A2" office:value-type="string">
            <text:p text:style-name="P3">“0”</text:p>
            <text:p text:style-name="P4">[0][3]</text:p>
          </table:table-cell>
          <table:table-cell table:style-name="Table2.A2" office:value-type="string">
            <text:p text:style-name="P4"><text:span text:style-name="T9">Value(“2”)</text:span> = header(1) + attribute count(0) + nested element count(1)</text:p>
            <text:p text:style-name="P4"/>
            <text:p text:style-name="P6">Type(“0”)<text:span text:style-name="T11"> = index of parent header (itself in this case as it has no parent) [0] – current index [0]</text:span></text:p>
          </table:table-cell>
          <table:table-cell table:style-name="Table2.F2" office:value-type="string">
            <text:p text:style-name="P3">A</text:p>
          </table:table-cell>
        </table:table-row>
        <table:table-row>
          <table:table-cell table:style-name="Table2.A2" office:value-type="string">
            <text:p text:style-name="P3">“B”</text:p>
            <text:p text:style-name="P4">[1][0]</text:p>
          </table:table-cell>
          <table:table-cell table:style-name="Table2.A2" office:value-type="string">
            <text:p text:style-name="P3">“E”</text:p>
            <text:p text:style-name="P4">[1][1]</text:p>
          </table:table-cell>
          <table:table-cell table:style-name="Table2.A2" office:value-type="string">
            <text:p text:style-name="P3">“1”</text:p>
            <text:p text:style-name="P4">[1][2]</text:p>
          </table:table-cell>
          <table:table-cell table:style-name="Table2.A2" office:value-type="string">
            <text:p text:style-name="P3">“”</text:p>
            <text:p text:style-name="P4">[1][3]</text:p>
          </table:table-cell>
          <table:table-cell table:style-name="Table2.A2" office:value-type="string">
            <text:p text:style-name="P4"><text:span text:style-name="T9">Value(“1”)</text:span> = B header index[2] – current index[1]</text:p>
          </table:table-cell>
          <table:table-cell table:style-name="Table2.F2" office:value-type="string">
            <text:p text:style-name="P3">A</text:p>
          </table:table-cell>
        </table:table-row>
        <table:table-row>
          <table:table-cell table:style-name="Table2.A2" office:value-type="string">
            <text:p text:style-name="P3">“B”</text:p>
            <text:p text:style-name="P4">[2][0]</text:p>
          </table:table-cell>
          <table:table-cell table:style-name="Table2.A2" office:value-type="string">
            <text:p text:style-name="P3">“H”</text:p>
            <text:p text:style-name="P4">[2][1]</text:p>
          </table:table-cell>
          <table:table-cell table:style-name="Table2.A2" office:value-type="string">
            <text:p text:style-name="P3">“2”</text:p>
            <text:p text:style-name="P4">[2][2]</text:p>
          </table:table-cell>
          <table:table-cell table:style-name="Table2.A2" office:value-type="string">
            <text:p text:style-name="P3">“-2”</text:p>
            <text:p text:style-name="P4">[2][3]</text:p>
          </table:table-cell>
          <table:table-cell table:style-name="Table2.A2" office:value-type="string">
            <text:p text:style-name="P4"><text:span text:style-name="T9">Value(“2”)</text:span> = header(1) + attribute count(1) + nested element count(0)</text:p>
            <text:p text:style-name="P4"/>
            <text:p text:style-name="P6">Type(“-2”)<text:span text:style-name="T11"> = index of parent header(A)[0] - current index[2]</text:span></text:p>
          </table:table-cell>
          <table:table-cell table:style-name="Table2.F4" office:value-type="string">
            <text:p text:style-name="P3">B</text:p>
          </table:table-cell>
        </table:table-row>
        <table:table-row>
          <table:table-cell table:style-name="Table2.A2" office:value-type="string">
            <text:p text:style-name="P3">“att”</text:p>
            <text:p text:style-name="P4">[3][0]</text:p>
          </table:table-cell>
          <table:table-cell table:style-name="Table2.A2" office:value-type="string">
            <text:p text:style-name="P3">“A”</text:p>
            <text:p text:style-name="P4">[3][1]</text:p>
          </table:table-cell>
          <table:table-cell table:style-name="Table2.A2" office:value-type="string">
            <text:p text:style-name="P3">“Alex”</text:p>
            <text:p text:style-name="P4">[3][2]</text:p>
          </table:table-cell>
          <table:table-cell table:style-name="Table2.A2" office:value-type="string">
            <text:p text:style-name="P3">“String”</text:p>
            <text:p text:style-name="P4">[3][3]</text:p>
          </table:table-cell>
          <table:table-cell table:style-name="Table2.A2" office:value-type="string">
            <text:p text:style-name="P4"/>
          </table:table-cell>
          <table:table-cell table:style-name="Table2.F4" office:value-type="string">
            <text:p text:style-name="P3">B</text:p>
          </table:table-cell>
        </table:table-row>
        <table:table-row>
          <table:table-cell table:style-name="Table2.A2" office:value-type="string">
            <text:p text:style-name="P3">“”</text:p>
            <text:p text:style-name="P4">[4][0]</text:p>
          </table:table-cell>
          <table:table-cell table:style-name="Table2.A2" office:value-type="string">
            <text:p text:style-name="P3">“”</text:p>
            <text:p text:style-name="P4">[4][1]</text:p>
          </table:table-cell>
          <table:table-cell table:style-name="Table2.A2" office:value-type="string">
            <text:p text:style-name="P3">“”</text:p>
            <text:p text:style-name="P4">[4][2]</text:p>
          </table:table-cell>
          <table:table-cell table:style-name="Table2.A2" office:value-type="string">
            <text:p text:style-name="P3">“”</text:p>
            <text:p text:style-name="P4">[4][3]</text:p>
          </table:table-cell>
          <table:table-cell table:style-name="Table2.A2" office:value-type="string">
            <text:p text:style-name="P4"/>
          </table:table-cell>
          <table:table-cell table:style-name="Table2.F6" office:value-type="string">
            <text:p text:style-name="P3">None (free)</text:p>
          </table:table-cell>
        </table:table-row>
      </table:table>
      <text:p text:style-name="P16"/>
      <text:p text:style-name="P43">Example 2</text:p>
      <text:p text:style-name="P18"/>
      <text:p text:style-name="P16">&lt;psml version=”1.23”&gt;</text:p>
      <text:p text:style-name="P16"><text:tab/>&lt;Jellyfish1 Name=”123F” /&gt;</text:p>
      <text:p text:style-name="P16"><text:tab/>&lt;Jellyfish2 Name=”456G” /&gt;</text:p>
      <text:p text:style-name="P16">&lt;/psml&gt;</text:p>
      <text:p text:style-name="P16"/>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7">Node Name </text:p>
          </table:table-cell>
          <table:table-cell table:style-name="Table3.A1" office:value-type="string">
            <text:p text:style-name="P7">Node Type</text:p>
          </table:table-cell>
          <table:table-cell table:style-name="Table3.A1" office:value-type="string">
            <text:p text:style-name="P7">Value</text:p>
          </table:table-cell>
          <table:table-cell table:style-name="Table3.A1" office:value-type="string">
            <text:p text:style-name="P7">Type</text:p>
          </table:table-cell>
          <table:table-cell table:style-name="Table3.A1" office:value-type="string">
            <text:p text:style-name="P7">Notes</text:p>
          </table:table-cell>
          <table:table-cell table:style-name="Table3.F1" office:value-type="string">
            <text:p text:style-name="P7">Element being stored</text:p>
          </table:table-cell>
        </table:table-row>
        <table:table-row>
          <table:table-cell table:style-name="Table3.A2" office:value-type="string">
            <text:p text:style-name="P3">“psml”</text:p>
            <text:p text:style-name="P4">[0][0]</text:p>
          </table:table-cell>
          <table:table-cell table:style-name="Table3.A2" office:value-type="string">
            <text:p text:style-name="P3">“H”</text:p>
            <text:p text:style-name="P4">[0][1]</text:p>
          </table:table-cell>
          <table:table-cell table:style-name="Table3.A2" office:value-type="string">
            <text:p text:style-name="P3">“4”</text:p>
            <text:p text:style-name="P4">[0][2]</text:p>
          </table:table-cell>
          <table:table-cell table:style-name="Table3.A2" office:value-type="string">
            <text:p text:style-name="P3">“0”</text:p>
            <text:p text:style-name="P4">[0][3]</text:p>
          </table:table-cell>
          <table:table-cell table:style-name="Table3.A2" office:value-type="string">
            <text:p text:style-name="P4"><text:span text:style-name="T9">Value(“4”)</text:span> = header(1) + attribute count(1) + nested element count (2)</text:p>
            <text:p text:style-name="P4"/>
            <text:p text:style-name="P3"><text:span text:style-name="T13">Type(“0”)</text:span><text:span text:style-name="T14"> = index of parent header (itself in this case as it has no parent) [0] – current index [0]</text:span></text:p>
          </table:table-cell>
          <table:table-cell table:style-name="Table3.F2" office:value-type="string">
            <text:p text:style-name="P4">psml</text:p>
          </table:table-cell>
        </table:table-row>
        <table:table-row>
          <table:table-cell table:style-name="Table3.A2" office:value-type="string">
            <text:p text:style-name="P3">“version”</text:p>
            <text:p text:style-name="P4">[1][0]</text:p>
          </table:table-cell>
          <table:table-cell table:style-name="Table3.A2" office:value-type="string">
            <text:p text:style-name="P3">“A”</text:p>
            <text:p text:style-name="P4">[1][1]</text:p>
          </table:table-cell>
          <table:table-cell table:style-name="Table3.A2" office:value-type="string">
            <text:p text:style-name="P3">“1.23”</text:p>
            <text:p text:style-name="P4">[1][2]</text:p>
          </table:table-cell>
          <table:table-cell table:style-name="Table3.A2" office:value-type="string">
            <text:p text:style-name="P3">“String”</text:p>
            <text:p text:style-name="P5">[1][3]</text:p>
          </table:table-cell>
          <table:table-cell table:style-name="Table3.A2" office:value-type="string">
            <text:p text:style-name="P3"/>
          </table:table-cell>
          <table:table-cell table:style-name="Table3.F2" office:value-type="string">
            <text:p text:style-name="P4">psml</text:p>
          </table:table-cell>
        </table:table-row>
        <table:table-row>
          <table:table-cell table:style-name="Table3.A2" office:value-type="string">
            <text:p text:style-name="P3">“Jellyfish1”</text:p>
            <text:p text:style-name="P4">[2][0]</text:p>
          </table:table-cell>
          <table:table-cell table:style-name="Table3.A2" office:value-type="string">
            <text:p text:style-name="P3">“E”</text:p>
            <text:p text:style-name="P4">[2][1]</text:p>
          </table:table-cell>
          <table:table-cell table:style-name="Table3.A2" office:value-type="string">
            <text:p text:style-name="P3">“2”</text:p>
            <text:p text:style-name="P4">[2][2]</text:p>
          </table:table-cell>
          <table:table-cell table:style-name="Table3.A2" office:value-type="string">
            <text:p text:style-name="P3">“”</text:p>
            <text:p text:style-name="P4">[2][3]</text:p>
          </table:table-cell>
          <table:table-cell table:style-name="Table3.A2" office:value-type="string">
            <text:p text:style-name="P14"><text:span text:style-name="T9">Value(“2”)</text:span> = Jellyfish1 header <text:soft-page-break/>(H) index [<text:span text:style-name="T11">4] – current index [2</text:span>]</text:p>
          </table:table-cell>
          <table:table-cell table:style-name="Table3.F2" office:value-type="string">
            <text:p text:style-name="P15">psml</text:p>
          </table:table-cell>
        </table:table-row>
        <table:table-row>
          <table:table-cell table:style-name="Table3.A2" office:value-type="string">
            <text:p text:style-name="P3">“Jellyfish2”</text:p>
            <text:p text:style-name="P4">[3][0]</text:p>
          </table:table-cell>
          <table:table-cell table:style-name="Table3.A2" office:value-type="string">
            <text:p text:style-name="P3">“E”</text:p>
            <text:p text:style-name="P4">[3][1]</text:p>
          </table:table-cell>
          <table:table-cell table:style-name="Table3.A2" office:value-type="string">
            <text:p text:style-name="P3">“3”</text:p>
            <text:p text:style-name="P4">[3][2]</text:p>
          </table:table-cell>
          <table:table-cell table:style-name="Table3.A2" office:value-type="string">
            <text:p text:style-name="P3">“”</text:p>
            <text:p text:style-name="P4">[3][3]</text:p>
          </table:table-cell>
          <table:table-cell table:style-name="Table3.A2" office:value-type="string">
            <text:p text:style-name="P14"><text:span text:style-name="T9">Value(“3”)</text:span> = Jellyfish2 header (H) index [6<text:span text:style-name="T11">] – current index [3</text:span>]</text:p>
          </table:table-cell>
          <table:table-cell table:style-name="Table3.F2" office:value-type="string">
            <text:p text:style-name="P4">psml</text:p>
          </table:table-cell>
        </table:table-row>
        <table:table-row>
          <table:table-cell table:style-name="Table3.A2" office:value-type="string">
            <text:p text:style-name="P3">“Jellyfish1”</text:p>
            <text:p text:style-name="P4">[4][0]</text:p>
          </table:table-cell>
          <table:table-cell table:style-name="Table3.A2" office:value-type="string">
            <text:p text:style-name="P3">“H”</text:p>
            <text:p text:style-name="P4">[4][1]</text:p>
          </table:table-cell>
          <table:table-cell table:style-name="Table3.A2" office:value-type="string">
            <text:p text:style-name="P13">“2”</text:p>
            <text:p text:style-name="P14">[4][2]</text:p>
          </table:table-cell>
          <table:table-cell table:style-name="Table3.A2" office:value-type="string">
            <text:p text:style-name="P3">“-4”</text:p>
            <text:p text:style-name="P4">[4][3]</text:p>
          </table:table-cell>
          <table:table-cell table:style-name="Table3.A2" office:value-type="string">
            <text:p text:style-name="P4"><text:span text:style-name="T9">Value(“2”)</text:span> = header(1) + attribute count(1)</text:p>
            <text:p text:style-name="P4"/>
            <text:p text:style-name="P6">Type(“-4”)<text:span text:style-name="T11"> = index of parent header (psml)[0] – current index [4] </text:span></text:p>
          </table:table-cell>
          <table:table-cell table:style-name="Table3.F6" office:value-type="string">
            <text:p text:style-name="P4">Jellyfish1</text:p>
          </table:table-cell>
        </table:table-row>
        <table:table-row>
          <table:table-cell table:style-name="Table3.A2" office:value-type="string">
            <text:p text:style-name="P3">“Name”</text:p>
            <text:p text:style-name="P4">[5][0]</text:p>
          </table:table-cell>
          <table:table-cell table:style-name="Table3.A2" office:value-type="string">
            <text:p text:style-name="P3">“A”</text:p>
            <text:p text:style-name="P4">[5][1]</text:p>
          </table:table-cell>
          <table:table-cell table:style-name="Table3.A2" office:value-type="string">
            <text:p text:style-name="P13">“123F”</text:p>
            <text:p text:style-name="P14">[5][2]</text:p>
          </table:table-cell>
          <table:table-cell table:style-name="Table3.A2" office:value-type="string">
            <text:p text:style-name="P3">“String”</text:p>
            <text:p text:style-name="P4">[5][3]</text:p>
          </table:table-cell>
          <table:table-cell table:style-name="Table3.A2" office:value-type="string">
            <text:p text:style-name="P3"/>
          </table:table-cell>
          <table:table-cell table:style-name="Table3.F6" office:value-type="string">
            <text:p text:style-name="P4">Jellyfish1</text:p>
          </table:table-cell>
        </table:table-row>
        <table:table-row>
          <table:table-cell table:style-name="Table3.A2" office:value-type="string">
            <text:p text:style-name="P3">“Jellyfish2”</text:p>
            <text:p text:style-name="P4">[6][0]</text:p>
          </table:table-cell>
          <table:table-cell table:style-name="Table3.A2" office:value-type="string">
            <text:p text:style-name="P3">“H”</text:p>
            <text:p text:style-name="P4">[6][1]</text:p>
          </table:table-cell>
          <table:table-cell table:style-name="Table3.A2" office:value-type="string">
            <text:p text:style-name="P13">“2”</text:p>
            <text:p text:style-name="P14">[6][2]</text:p>
          </table:table-cell>
          <table:table-cell table:style-name="Table3.A2" office:value-type="string">
            <text:p text:style-name="P3">“-6”</text:p>
            <text:p text:style-name="P4">[6][3]</text:p>
          </table:table-cell>
          <table:table-cell table:style-name="Table3.A2" office:value-type="string">
            <text:p text:style-name="P4"><text:span text:style-name="T9">Value(“2”)</text:span><text:span text:style-name="T11"> = header(1) + attribute count(1) + nested element count(0)</text:span></text:p>
            <text:p text:style-name="P4"><text:span text:style-name="T9"/></text:p>
            <text:p text:style-name="P4"><text:span text:style-name="T9">Type(“-6”)</text:span> = index of paren<text:span text:style-name="T11">t (psml) header [0] - current index [6]</text:span></text:p>
          </table:table-cell>
          <table:table-cell table:style-name="Table3.F8" office:value-type="string">
            <text:p text:style-name="P4">Jellyfish2</text:p>
          </table:table-cell>
        </table:table-row>
        <table:table-row>
          <table:table-cell table:style-name="Table3.A2" office:value-type="string">
            <text:p text:style-name="P3">“Name”</text:p>
            <text:p text:style-name="P4">[7][0]</text:p>
          </table:table-cell>
          <table:table-cell table:style-name="Table3.A2" office:value-type="string">
            <text:p text:style-name="P3">“A”</text:p>
            <text:p text:style-name="P4">[7][1]</text:p>
          </table:table-cell>
          <table:table-cell table:style-name="Table3.A2" office:value-type="string">
            <text:p text:style-name="P13">“456G”</text:p>
            <text:p text:style-name="P14">[7][2]</text:p>
          </table:table-cell>
          <table:table-cell table:style-name="Table3.A2" office:value-type="string">
            <text:p text:style-name="P3">“String”</text:p>
            <text:p text:style-name="P4">[7][3]</text:p>
          </table:table-cell>
          <table:table-cell table:style-name="Table3.A2" office:value-type="string">
            <text:p text:style-name="P3"/>
          </table:table-cell>
          <table:table-cell table:style-name="Table3.F8" office:value-type="string">
            <text:p text:style-name="P4">Jellyfish2</text:p>
          </table:table-cell>
        </table:table-row>
        <table:table-row>
          <table:table-cell table:style-name="Table3.A2" office:value-type="string">
            <text:p text:style-name="P3">“”</text:p>
            <text:p text:style-name="P4">[8][0]</text:p>
          </table:table-cell>
          <table:table-cell table:style-name="Table3.A2" office:value-type="string">
            <text:p text:style-name="P3">“”</text:p>
            <text:p text:style-name="P4">[8][1]</text:p>
          </table:table-cell>
          <table:table-cell table:style-name="Table3.A2" office:value-type="string">
            <text:p text:style-name="P13">“”</text:p>
            <text:p text:style-name="P14">[8][2]</text:p>
          </table:table-cell>
          <table:table-cell table:style-name="Table3.A2" office:value-type="string">
            <text:p text:style-name="P3">“”</text:p>
            <text:p text:style-name="P4">[8][3]</text:p>
          </table:table-cell>
          <table:table-cell table:style-name="Table3.A2" office:value-type="string">
            <text:p text:style-name="P3"/>
          </table:table-cell>
          <table:table-cell table:style-name="Table3.F10" office:value-type="string">
            <text:p text:style-name="P4">None (Free)</text:p>
          </table:table-cell>
        </table:table-row>
      </table:table>
      <text:p text:style-name="P17"/>
      <text:p text:style-name="P47">Initialise()</text:p>
      <text:p text:style-name="P16"/>
      <text:p text:style-name="P39">Creates a new session to lookup Jellyfish attribute and element values from memory. A unique session number is returned which is used to navigate the Jellyfish Ocean.</text:p>
      <text:p text:style-name="P22"><text:span text:style-name="T8"/></text:p>
      <text:p text:style-name="P42">Syntax</text:p>
      <text:p text:style-name="P39"/>
      <text:p text:style-name="P16">public long Initialise (</text:p>
      <text:p text:style-name="P16"><text:tab/>long lFlags</text:p>
      <text:p text:style-name="P16">);</text:p>
      <text:p text:style-name="P39"/>
      <text:p text:style-name="P16">public long Initialise (</text:p>
      <text:p text:style-name="P16"><text:tab/>String sURL, </text:p>
      <text:p text:style-name="P16"><text:tab/>long lFlags</text:p>
      <text:p text:style-name="P16">);</text:p>
      <text:p text:style-name="P39"/>
      <text:p text:style-name="P42">Example Usage</text:p>
      <text:p text:style-name="P42"/>
      <text:p text:style-name="P16">Initialise (124);</text:p>
      <text:p text:style-name="P16">Initialise (“~/Documents/psmlFile”, 3);</text:p>
      <text:p text:style-name="P16"/>
      <text:p text:style-name="P42">Returns</text:p>
      <text:p text:style-name="P42"/>
      <text:p text:style-name="P39">A long value which corresponds to the unique session number to be used to navigate the Jellyfish Ocean.</text:p>
      <text:p text:style-name="P39"/>
      <text:p text:style-name="P39">*Negative return value indicates failure</text:p>
      <text:p text:style-name="P33"/>
      <text:p text:style-name="P42">Parameters</text:p>
      <text:p text:style-name="P39"/>
      <table:table table:name="Table6" table:style-name="Table6">
        <table:table-column table:style-name="Table6.A" table:number-columns-repeated="2"/>
        <table:table-row>
          <table:table-cell table:style-name="Table6.A1" office:value-type="string">
            <text:p text:style-name="P10">Type</text:p>
          </table:table-cell>
          <table:table-cell table:style-name="Table6.B1" office:value-type="string">
            <text:p text:style-name="P10">Description </text:p>
          </table:table-cell>
        </table:table-row>
        <table:table-row>
          <table:table-cell table:style-name="Table6.A2" office:value-type="string">
            <text:p text:style-name="P16">Long lFlags</text:p>
          </table:table-cell>
          <table:table-cell table:style-name="Table6.B2" office:value-type="string">
            <text:p text:style-name="P16"><text:span text:style-name="T15">Flags determine priviledges.</text:span></text:p>
          </table:table-cell>
        </table:table-row>
        <table:table-row>
          <table:table-cell table:style-name="Table6.A2" office:value-type="string">
            <text:p text:style-name="P16">String sURL</text:p>
          </table:table-cell>
          <table:table-cell table:style-name="Table6.B2" office:value-type="string">
            <text:p text:style-name="P39">String holding the URL path to the Jellyfish ocean where a new session is wanted.</text:p>
          </table:table-cell>
        </table:table-row>
      </table:table>
      <text:p text:style-name="P39"/>
      <text:p text:style-name="P17">Pseudo code</text:p>
      <text:p text:style-name="P17"/>
      <text:p text:style-name="P16">public long Initialise (long lFlags);</text:p>
      <text:p text:style-name="P16"/>
      <text:p text:style-name="P16">Long i;</text:p>
      <text:p text:style-name="P16"/>
      <text:p text:style-name="P16">// If ocean and session arrays don't already exist – create them</text:p>
      <text:p text:style-name="P16">if (jellyfishOcean == null &amp;&amp; sessionArray == null) {</text:p>
      <text:p text:style-name="P16"><text:tab/>Declare arrays &amp; initialise all cells as free</text:p>
      <text:p text:style-name="P16">}</text:p>
      <text:p text:style-name="P16"/>
      <text:p text:style-name="P16">(Element 0 = length)<text:tab/></text:p>
      <text:p text:style-name="P16">// Look for available session handle in array</text:p>
      <text:p text:style-name="P16">for(i=1;i&lt;sessionArray[#define LENGTH];i++) {</text:p>
      <text:p text:style-name="P16"><text:tab/>if (sessionArray[i]==FREE) {</text:p>
      <text:p text:style-name="P16"><text:tab/><text:tab/>set cell i to taken and set privileges (defined by flags)</text:p>
      <text:p text:style-name="P16"><text:tab/><text:tab/>return i;</text:p>
      <text:p text:style-name="P16"><text:tab/>}</text:p>
      <text:p text:style-name="P16">}</text:p>
      <text:p text:style-name="P16"/>
      <text:p text:style-name="P16"><text:soft-page-break/>// Return error if none found</text:p>
      <text:p text:style-name="P16">return ERROR (no available session);</text:p>
      <text:p text:style-name="P17"/>
      <text:p text:style-name="P47">Read()</text:p>
      <text:p text:style-name="P16"/>
      <text:p text:style-name="P39">Reads a Jellyfish attribute or element value from the Jellyfish Ocean and returns it in the appropriate data type. <text:s/></text:p>
      <text:p text:style-name="P42"/>
      <text:p text:style-name="P42">Syntax</text:p>
      <text:p text:style-name="P39"/>
      <text:p text:style-name="P16">public Object Read (</text:p>
      <text:p text:style-name="P16"><text:tab/>long lSession, </text:p>
      <text:p text:style-name="P16"><text:tab/>String sPath,</text:p>
      <text:p text:style-name="P16"><text:tab/>long lFlags</text:p>
      <text:p text:style-name="P16">);</text:p>
      <text:p text:style-name="P16"/>
      <text:p text:style-name="P42">Example Usage</text:p>
      <text:p text:style-name="P33"/>
      <text:p text:style-name="P16"/>
      <text:p text:style-name="P16"/>
      <text:p text:style-name="P39">Lookup using a named attribute:</text:p>
      <text:p text:style-name="P16">Read(1,“Height”,0);</text:p>
      <text:p text:style-name="P16"/>
      <text:p text:style-name="P39">Lookup using an absolute path:</text:p>
      <text:p text:style-name="P16">Read(1,<text:span text:style-name="T17">“psml://Jellyfish1/Appearance/BlackHole/Width”</text:span>,0);</text:p>
      <text:p text:style-name="P16"/>
      <text:p text:style-name="P42">Returns</text:p>
      <text:p text:style-name="P42"/>
      <text:p text:style-name="P39">An object of the appropriate data type holding the requested value</text:p>
      <text:p text:style-name="P33"/>
      <text:p text:style-name="P42">Parameters</text:p>
      <text:p text:style-name="P22"/>
      <table:table table:name="Table4" table:style-name="Table4">
        <table:table-column table:style-name="Table4.A" table:number-columns-repeated="2"/>
        <table:table-row>
          <table:table-cell table:style-name="Table4.A1" office:value-type="string">
            <text:p text:style-name="P10">Type</text:p>
          </table:table-cell>
          <table:table-cell table:style-name="Table4.B1" office:value-type="string">
            <text:p text:style-name="P10">Description </text:p>
          </table:table-cell>
        </table:table-row>
        <table:table-row>
          <table:table-cell table:style-name="Table4.A2" office:value-type="string">
            <text:p text:style-name="P16">long lSession</text:p>
          </table:table-cell>
          <table:table-cell table:style-name="Table4.B2" office:value-type="string">
            <text:p text:style-name="P16"><text:span text:style-name="T15">The session number being used to navigate the Jellyfish Ocean.</text:span></text:p>
          </table:table-cell>
        </table:table-row>
        <table:table-row>
          <table:table-cell table:style-name="Table4.A2" office:value-type="string">
            <text:p text:style-name="P16">String sPath</text:p>
          </table:table-cell>
          <table:table-cell table:style-name="Table4.B2" office:value-type="string">
            <text:p text:style-name="P39">The path to the value to lookup:</text:p>
            <text:p text:style-name="P39"/>
            <text:list xml:id="list481668024029477758" text:style-name="L15">
              <text:list-item>
                <text:p text:style-name="P40">Passing a <text:span text:style-name="T9">named attribute</text:span> (e.g. <text:span text:style-name="T3">“Height”</text:span>) will return the value of the matching attribute held at the present node location of the <text:span text:style-name="T1">lSession</text:span> (if it exists).</text:p>
              </text:list-item>
              <text:list-item>
                <text:p text:style-name="P40">Passing an<text:span text:style-name="T12"> </text:span><text:span text:style-name="T18">absolute path</text:span><text:span text:style-name="T17"> (e.g. </text:span><text:span text:style-name="T5">“psml://Jellyfish1/Appearance/BlackHole/Width”</text:span><text:span text:style-name="T17"> will return the value held at this location (if it exists).</text:span></text:p>
              </text:list-item>
            </text:list>
          </table:table-cell>
        </table:table-row>
        <table:table-row>
          <table:table-cell table:style-name="Table4.A2" office:value-type="string">
            <text:p text:style-name="P16">Long lFlags</text:p>
          </table:table-cell>
          <table:table-cell table:style-name="Table4.B2" office:value-type="string">
            <text:p text:style-name="P16"><text:span text:style-name="T15">(Reserved for future use.)</text:span></text:p>
          </table:table-cell>
        </table:table-row>
      </table:table>
      <text:p text:style-name="P22"/>
      <text:p text:style-name="P42"/>
      <text:p text:style-name="P42"/>
      <text:p text:style-name="P17">Pseudo code</text:p>
      <text:p text:style-name="P17"/>
      <text:p text:style-name="P16">public Object Read (long lSession,String sPath,long lFlags);</text:p>
      <text:p text:style-name="P16"/>
      <text:p text:style-name="P16">// Retrieve the session pointer from the sessionArray</text:p>
      <text:p text:style-name="P16"><text:soft-page-break/>long sessionPointer = sessionArray[lSession][0];</text:p>
      <text:p text:style-name="P16"/>
      <text:p text:style-name="P16">// Ensure the session still exists</text:p>
      <text:p text:style-name="P16">if(sessionPointer == FREE) {</text:p>
      <text:p text:style-name="P16"><text:tab/>return ERROR;</text:p>
      <text:p text:style-name="P16">}</text:p>
      <text:p text:style-name="P16"/>
      <text:p text:style-name="P16"/>
      <text:p text:style-name="P16">if(sPath == “psml://*”) {</text:p>
      <text:p text:style-name="P16"><text:tab/>Find the value in the ocean &amp; return it</text:p>
      <text:p text:style-name="P16"><text:tab/>(or appropriate ERROR code if nothing found);</text:p>
      <text:p text:style-name="P16">}</text:p>
      <text:p text:style-name="P16">else {</text:p>
      <text:p text:style-name="P16"><text:tab/>Look for attribute matching sPath in position of <text:tab/>sessionPointer.</text:p>
      <text:p text:style-name="P16"><text:tab/>Return VALUE | ERROR code if nothing found;</text:p>
      <text:p text:style-name="P16">}</text:p>
      <text:p text:style-name="P16"/>
      <text:p text:style-name="P47">Write()</text:p>
      <text:p text:style-name="P39"/>
      <text:p text:style-name="P39">Writes a Jellyfish attribute or element value into memory and returns a boolean flag to indicate success or failure.</text:p>
      <text:p text:style-name="P39"/>
      <text:p text:style-name="P42">Syntax</text:p>
      <text:p text:style-name="P42"/>
      <text:p text:style-name="P16">public long Write (</text:p>
      <text:p text:style-name="P16"><text:tab/>long lSession, </text:p>
      <text:p text:style-name="P16"><text:tab/>String sPath,</text:p>
      <text:p text:style-name="P16"><text:tab/>Object oValue,</text:p>
      <text:p text:style-name="P16"><text:tab/>long lFlags</text:p>
      <text:p text:style-name="P16">);</text:p>
      <text:p text:style-name="P16"/>
      <text:p text:style-name="P16">(to write Elements – use the flags)</text:p>
      <text:p text:style-name="P42"/>
      <text:p text:style-name="P42">Example Usage</text:p>
      <text:p text:style-name="P16"><text:span text:style-name="T17"/></text:p>
      <text:p text:style-name="P16"><text:span text:style-name="T17"/></text:p>
      <text:p text:style-name="P39"><text:span text:style-name="T17">To write a value to a named attribute in the current node:</text:span></text:p>
      <text:p text:style-name="P16"><text:span text:style-name="T17">Write (2,“Name”,”PSX19”,0);</text:span></text:p>
      <text:p text:style-name="P16"><text:span text:style-name="T17"/></text:p>
      <text:p text:style-name="P39"><text:span text:style-name="T17">To write a value to a location using an absolute path:</text:span></text:p>
      <text:p text:style-name="P16">Write (2,“<text:span text:style-name="T17">psml://Jellyfish3/Appearance/Resize/X”,99,0);</text:span></text:p>
      <text:p text:style-name="P42"/>
      <text:p text:style-name="P42">Returns</text:p>
      <text:p text:style-name="P42"/>
      <text:p text:style-name="P39">A long value flag indicating the success or type of failure of the method call. See <text:span text:style-name="T1">Error Codes</text:span> section for more information.</text:p>
      <text:p text:style-name="P16"/>
      <text:p text:style-name="P42">Parameters</text:p>
      <text:p text:style-name="P16"/>
      <table:table table:name="Table5" table:style-name="Table5">
        <table:table-column table:style-name="Table5.A" table:number-columns-repeated="2"/>
        <table:table-row>
          <table:table-cell table:style-name="Table5.A1" office:value-type="string">
            <text:p text:style-name="P10">Type</text:p>
          </table:table-cell>
          <table:table-cell table:style-name="Table5.B1" office:value-type="string">
            <text:p text:style-name="P10">Description </text:p>
          </table:table-cell>
        </table:table-row>
        <table:table-row>
          <table:table-cell table:style-name="Table5.A2" office:value-type="string">
            <text:p text:style-name="P16">long lSession</text:p>
          </table:table-cell>
          <table:table-cell table:style-name="Table5.B2" office:value-type="string">
            <text:p text:style-name="P16"><text:span text:style-name="T15">The session number being used to navigate the Jellyfish Ocean.</text:span></text:p>
          </table:table-cell>
        </table:table-row>
        <table:table-row>
          <table:table-cell table:style-name="Table5.A2" office:value-type="string">
            <text:p text:style-name="P16">String sPath</text:p>
          </table:table-cell>
          <table:table-cell table:style-name="Table5.B2" office:value-type="string">
            <text:p text:style-name="P39">The path to the value to write:</text:p>
            <text:p text:style-name="P39"/>
            <text:list xml:id="list1939292532" text:continue-numbering="true" text:style-name="L15">
              <text:list-item>
                <text:p text:style-name="P40">Passing <text:span text:style-name="T4">“.”</text:span> will write the value into the present location of the <text:span text:style-name="T1">lSession</text:span> parameter.</text:p>
              </text:list-item>
              <text:list-item>
                <text:p text:style-name="P40">Passing a <text:span text:style-name="T9">named attribute</text:span> (e.g. <text:span text:style-name="T3">“Height”</text:span>) will write the value into the matching attribute held at the present node location of the <text:span text:style-name="T1">lSession</text:span> (if it exists).</text:p>
              </text:list-item>
              <text:list-item>
                <text:p text:style-name="P40">Passing an<text:span text:style-name="T12"> </text:span><text:span text:style-name="T18">absolute path</text:span><text:span text:style-name="T17"> (e.g. </text:span><text:span text:style-name="T5">“psml://Jellyfish1/Appearance/BlackHole/Width”</text:span><text:span text:style-name="T17"> will write the value into this location (if it exists).</text:span></text:p>
              </text:list-item>
            </text:list>
          </table:table-cell>
        </table:table-row>
        <table:table-row>
          <table:table-cell table:style-name="Table5.A2" office:value-type="string">
            <text:p text:style-name="P16">Object oValue</text:p>
          </table:table-cell>
          <table:table-cell table:style-name="Table5.B2" office:value-type="string">
            <text:p text:style-name="P9">The value to write (in the appropriate data type – long, String, bool, or float).</text:p>
          </table:table-cell>
        </table:table-row>
        <text:soft-page-break/>
        <table:table-row>
          <table:table-cell table:style-name="Table5.A2" office:value-type="string">
            <text:p text:style-name="P16">Long lFlags</text:p>
          </table:table-cell>
          <table:table-cell table:style-name="Table5.B2" office:value-type="string">
            <text:list xml:id="list1887448032" text:continue-list="list716184229012077945" text:style-name="L1">
              <text:list-header>
                <text:p text:style-name="P11">(Reserved for future use.)</text:p>
              </text:list-header>
            </text:list>
          </table:table-cell>
        </table:table-row>
      </table:table>
      <text:p text:style-name="P39"/>
      <text:p text:style-name="P17">Pseudo code</text:p>
      <text:p text:style-name="P39"/>
      <text:p text:style-name="P16">public long Write(long lSession,String sPath,Object oValue,long lFlags);</text:p>
      <text:p text:style-name="P16"><text:span text:style-name="T15"/></text:p>
      <text:list xml:id="list3340502321592183701" text:style-name="L25">
        <text:list-item>
          <text:p text:style-name="P44"><text:span text:style-name="T16">Retrieve Session Pointer</text:span></text:p>
        </text:list-item>
        <text:list-item>
          <text:p text:style-name="P44"><text:span text:style-name="T16">Save sessionPointer start point in case of error.</text:span></text:p>
        </text:list-item>
        <text:list-item>
          <text:p text:style-name="P44"><text:span text:style-name="T16">Syntax check sPath: is it ABSOLUTE or RELATIVE?</text:span></text:p>
        </text:list-item>
        <text:list-item>
          <text:p text:style-name="P44"><text:span text:style-name="T16">Is it ATTRIBUTE or ELEMENT?</text:span></text:p>
        </text:list-item>
      </text:list>
      <text:p text:style-name="Standard"><text:span text:style-name="T16"/></text:p>
      <text:p text:style-name="Standard"><text:span text:style-name="T16">For RELATIVE (ELEMENTS):</text:span></text:p>
      <text:list xml:id="list7439195639108687064" text:style-name="L28">
        <text:list-item>
          <text:p text:style-name="P46"><text:span text:style-name="T16">If sessionPointer is pointing to FREE cell simply write into this cell.</text:span></text:p>
        </text:list-item>
        <text:list-item>
          <text:p text:style-name="P46"><text:span text:style-name="T16">Else, step through </text:span></text:p>
        </text:list-item>
      </text:list>
      <text:p text:style-name="Standard"><text:span text:style-name="T16"/></text:p>
      <text:p text:style-name="Standard"><text:span text:style-name="T16">For ABSOLUTE:</text:span></text:p>
      <text:list xml:id="list405682655538507038" text:style-name="L27">
        <text:list-item>
          <text:p text:style-name="P45"><text:span text:style-name="T16">Move session pointer to correct position (element to write to)</text:span></text:p>
        </text:list-item>
      </text:list>
      <text:p text:style-name="P39"/>
      <text:p text:style-name="P39"><text:tab/></text:p>
      <text:p text:style-name="P39"/>
      <text:p text:style-name="P39"/>
      <text:list xml:id="list4105243794107118136" text:style-name="L23">
        <text:list-item>
          <text:p text:style-name="P41">Syntax check</text:p>
        </text:list-item>
        <text:list-item>
          <text:p text:style-name="P41">Try to move cursor (if needed)</text:p>
        </text:list-item>
        <text:list-item>
          <text:p text:style-name="P41">Once in correct node check if attribute or element exists</text:p>
        </text:list-item>
        <text:list-item>
          <text:p text:style-name="P41">Overwrite if exits</text:p>
        </text:list-item>
        <text:list-item>
          <text:p text:style-name="P41">Else, create a new one (update array to reflect changes) then move cursor to the new element</text:p>
        </text:list-item>
        <text:list-item>
          <text:p text:style-name="P41">Return result code</text:p>
        </text:list-item>
      </text:list>
      <text:p text:style-name="P48"/>
      <text:p text:style-name="P39">Write()</text:p>
      <text:p text:style-name="P39"/>
      <text:p text:style-name="P39">Exceptions</text:p>
      <text:p text:style-name="P39"/>
      <text:p text:style-name="P39">Unmatched data types.</text:p>
      <text:p text:style-name="P39"><text:s text:c="2"/></text:p>
      <text:p text:style-name="P16"/>
      <text:list xml:id="list6610194832048317634" text:style-name="L10">
        <text:list-item>
          <text:p text:style-name="P24">Writes attributes in the same way as read</text:p>
        </text:list-item>
        <text:list-item>
          <text:p text:style-name="P24">Also used to write new elements into array</text:p>
        </text:list-item>
        <text:list-item>
          <text:p text:style-name="P24"/>
        </text:list-item>
      </text:list>
      <text:p text:style-name="P16"/>
      <text:p text:style-name="P20">Description<text:span text:style-name="T10">:</text:span></text:p>
      <text:list xml:id="list1097967310474652099" text:style-name="L5">
        <text:list-item>
          <text:p text:style-name="P21"><text:span text:style-name="T10">Writes a value into memory. </text:span></text:p>
        </text:list-item>
      </text:list>
      <text:p text:style-name="P22"><text:span text:style-name="T8">Parameter options</text:span>:</text:p>
      <text:list xml:id="list5916444428881971068" text:style-name="L11">
        <text:list-item>
          <text:p text:style-name="P25">Node handle, struct holding all data to write (node name, node type, optional value, optional data type).</text:p>
        </text:list-item>
        <text:list-item>
          <text:p text:style-name="P25">Node handle, full path to requested value (string), new value to write.</text:p>
        </text:list-item>
        <text:list-item>
          <text:p text:style-name="P25">Node handle, attribute name (string), new value to write.</text:p>
        </text:list-item>
      </text:list>
      <text:p text:style-name="P38">Return value:</text:p>
      <text:list xml:id="list5510536768982886105" text:style-name="L12">
        <text:list-item>
          <text:p text:style-name="P35">Flag for success or failure.</text:p>
        </text:list-item>
      </text:list>
      <text:p text:style-name="P16"/>
      <text:p text:style-name="P16"/>
      <text:p text:style-name="P16">Delete()</text:p>
      <text:p text:style-name="P16">Free()</text:p>
      <text:p text:style-name="P16"/>
      <text:p text:style-name="P22">Node handles:</text:p>
      <text:list xml:id="list3393759471756617792" text:style-name="L13">
        <text:list-item>
          <text:p text:style-name="P26">2d array holding pointer to index in array for current position and the privilege settings for the handle.</text:p>
        </text:list-item>
      </text:list>
      <text:p text:style-name="P22"/>
      <text:p text:style-name="P39">Initialise()</text:p>
      <text:p text:style-name="P39">….</text:p>
      <text:p text:style-name="P39"/>
      <text:p text:style-name="P42">Exceptions</text:p>
      <text:p text:style-name="P22"><text:span text:style-name="T8"/></text:p>
      <text:p text:style-name="P22"><text:span text:style-name="T8">No available sessions.</text:span></text:p>
      <text:p text:style-name="P22"><text:span text:style-name="T8">Unable to open file.</text:span></text:p>
      <text:p text:style-name="P22"><text:span text:style-name="T8"/></text:p>
      <text:p text:style-name="P22"><text:span text:style-name="T8"/></text:p>
      <text:p text:style-name="P22"><text:span text:style-name="T8">Description</text:span>:</text:p>
      <text:list xml:id="list5455185591342844600" text:style-name="L2">
        <text:list-item>
          <text:p text:style-name="P23">This creates and initialises the 2d array to hold all the data as strings and a 2d array to node handles for each session.</text:p>
        </text:list-item>
        <text:list-item>
          <text:p text:style-name="P23">Returns a long value which is a node session handle (API) or an error code for failure (0).</text:p>
        </text:list-item>
        <text:list-item>
          <text:p text:style-name="P23">The handle is an index in the array holding the session handles (implementation).</text:p>
        </text:list-item>
        <text:list-item>
          <text:p text:style-name="P23">Returns a handle <text:s/>(similar to a stack pointer) which can be used to navigate the array.</text:p>
        </text:list-item>
      </text:list>
      <text:p text:style-name="P22"><text:span text:style-name="T8">Parameters</text:span>:</text:p>
      <text:list xml:id="list597089675094490521" text:style-name="L16">
        <text:list-item>
          <text:p text:style-name="P27">None.</text:p>
        </text:list-item>
      </text:list>
      <text:p text:style-name="P22"><text:span text:style-name="T8">Return value</text:span>:</text:p>
      <text:list xml:id="list1105975109731424860" text:style-name="L17">
        <text:list-item>
          <text:p text:style-name="P28">File handle in the form of a 2 cell array of type int. (?)</text:p>
        </text:list-item>
        <text:list-item>
          <text:p text:style-name="P28">Example: [0][0]</text:p>
        </text:list-item>
      </text:list>
      <text:p text:style-name="P16"/>
      <text:p text:style-name="P16"/>
      <text:p text:style-name="P16"><text:soft-page-break/>Read()</text:p>
      <text:p text:style-name="P16"/>
      <text:p text:style-name="P20">Description<text:span text:style-name="T10">:</text:span></text:p>
      <text:list xml:id="list267813567" text:continue-list="list1097967310474652099" text:style-name="L5">
        <text:list-item>
          <text:p text:style-name="P21"><text:span text:style-name="T10">Reads a value from memory. </text:span></text:p>
        </text:list-item>
      </text:list>
      <text:p text:style-name="P22"><text:span text:style-name="T8">Parameter options</text:span>:</text:p>
      <text:list xml:id="list6067152926767159553" text:style-name="L18">
        <text:list-item>
          <text:p text:style-name="P29">Node handle, full path to requested value (string)</text:p>
        </text:list-item>
        <text:list-item>
          <text:p text:style-name="P29">Node handle, attribute name (string)</text:p>
        </text:list-item>
        <text:list-item>
          <text:p text:style-name="P36">Node handle, “.”</text:p>
        </text:list-item>
      </text:list>
      <text:p text:style-name="P38">Return value:</text:p>
      <text:list xml:id="list7962259798125564847" text:style-name="L19">
        <text:list-item>
          <text:p text:style-name="P37">The requested attribute value and its data type.</text:p>
        </text:list-item>
      </text:list>
      <text:p text:style-name="P34"/>
      <text:p text:style-name="P20">Examples of use:</text:p>
      <text:p text:style-name="P16"/>
      <text:p text:style-name="P20">Reading using an absolute node address:</text:p>
      <text:p text:style-name="P20"/>
      <text:p text:style-name="P16">Read(handle,psml://...)</text:p>
      <text:list xml:id="list2440420797692957830" text:style-name="L20">
        <text:list-item>
          <text:p text:style-name="P30">Returns the value of attribute at the specified absolute location.</text:p>
        </text:list-item>
        <text:list-item>
          <text:p text:style-name="P30">Returns an Error code if there is no value or the attribute is not found.</text:p>
        </text:list-item>
      </text:list>
      <text:p text:style-name="P16"/>
      <text:p text:style-name="P20">Reading using a specified attribute:</text:p>
      <text:p text:style-name="P20"/>
      <text:p text:style-name="P16">Read(handle,”Height”)</text:p>
      <text:list xml:id="list4386524199575323683" text:style-name="L21">
        <text:list-item>
          <text:p text:style-name="P31">Returns the value of the attribute called “Height” at the current location of the node handle.</text:p>
        </text:list-item>
        <text:list-item>
          <text:p text:style-name="P31">Returns an Error code if there is no value or the attribute is not found.</text:p>
        </text:list-item>
      </text:list>
      <text:p text:style-name="P16"/>
      <text:p text:style-name="P20">Reading from the current handle location (rare):</text:p>
      <text:p text:style-name="P20"/>
      <text:p text:style-name="P16">Read(handle,.)</text:p>
      <text:list xml:id="list695629876944240672" text:style-name="L22">
        <text:list-item>
          <text:p text:style-name="P32">Returns the value at the index of the current handle.</text:p>
        </text:list-item>
        <text:list-item>
          <text:p text:style-name="P32">Returns an Error code if there is no value or the attribute is not found.</text:p>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tt" svg:font-family="Att"/>
    <style:font-face style:name="OpenSymbol" svg:font-family="OpenSymbol"/>
    <style:font-face style:name="Courier" svg:font-family="Courier" style:font-family-generic="modern" style:font-pitch="fixed"/>
    <style:font-face style:name="Cochin" svg:font-family="Cochi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er Parrott</meta:initial-creator>
    <meta:creation-date>2014-06-02T12:18:09</meta:creation-date>
    <dc:date>2014-06-05T09:34:36</dc:date>
    <dc:creator>Alexander Parrott</dc:creator>
    <meta:editing-duration>P2DT19H13M36S</meta:editing-duration>
    <meta:editing-cycles>27</meta:editing-cycles>
    <meta:generator>OpenOffice/4.0.1$Unix OpenOffice.org_project/401m5$Build-9714</meta:generator>
    <meta:document-statistic meta:table-count="6" meta:image-count="0" meta:object-count="0" meta:page-count="11" meta:paragraph-count="374" meta:word-count="1771" meta:character-count="9955"/>
  </office:meta>
</office:document-meta>
</file>